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58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P1" style:family="paragraph" style:parent-style-name="Header">
      <style:text-properties style:font-name="Courier New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2 Homework</text:p>
      <text:p text:style-name="Standard"/>
      <text:p text:style-name="Standard">If Statements, Classes, and Functions</text:p>
      <text:p text:style-name="Standard"/>
      <text:p text:style-name="Standard"/>
      <text:p text:style-name="P6">1. (Conceptual) Objects, Functionality, Attributes, and State</text:p>
      <text:p text:style-name="Standard"/>
      <text:p text:style-name="Standard">Sometimes, the behavior of an object changes based on its <text:span text:style-name="T2">state</text:span><text:span text:style-name="T4">. <text:s/>State in programs usually is specified as what the </text:span><text:span text:style-name="T5">Attribute Variables</text:span><text:span text:style-name="T6"> contain for values, such as whether an object is </text:span><text:span text:style-name="T3">on or off</text:span><text:span text:style-name="T6">, or whether we can buy an object, when we compare </text:span><text:span text:style-name="T3">its price</text:span><text:span text:style-name="T6"> to </text:span><text:span text:style-name="T3">how much money we have</text:span><text:span text:style-name="T6">, etc.</text:span></text:p>
      <text:p text:style-name="P5"/>
      <text:p text:style-name="Standard"><text:span text:style-name="T6">For the objects listed, try to come up with what its </text:span><text:span text:style-name="T5">Functions</text:span><text:span text:style-name="T6"> might be, its </text:span><text:span text:style-name="T5">Attributes</text:span><text:span text:style-name="T6">, and how it might behave differently in different cases.</text:span></text:p>
      <text:p text:style-name="P5"/>
      <text:p text:style-name="P4">Example</text:p>
      <text:p text:style-name="P5">Baby Object</text:p>
      <text:p text:style-name="P5"><text:tab/>The Baby functions are: Eat, Sleep, Cry, and Poop.</text:p>
      <text:p text:style-name="P5"/>
      <text:p text:style-name="P5"><text:tab/>The Baby will Cry if it needs something – If its hungry, sleepy, or has pooped.</text:p>
      <text:p text:style-name="P5"><text:tab/>Because the reaction of the baby changes based on those, we might have variables that range <text:tab/>from 0 to 10 for "hunger", "energy", and "digestion".</text:p>
      <text:p text:style-name="P5"/>
      <text:p text:style-name="P5"><text:tab/>If you feed the baby, it will Eat, and then its hunger will decrease (subtraction, "hunger" will <text:tab/>get closer to 0).</text:p>
      <text:p text:style-name="P5"/>
      <text:p text:style-name="P5"/>
      <text:p text:style-name="P4">Defin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Email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2.A1" office:value-type="string">
            <text:p text:style-name="P5">Mario</text:p>
          </table:table-cell>
        </table:table-row>
        <table:table-row>
          <table:table-cell table:style-name="Table2.A1" office:value-type="string">
            <text:p text:style-name="P5">Microwave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2.A1" office:value-type="string">
            <text:p text:style-name="P5">Flower</text:p>
          </table:table-cell>
        </table:table-row>
      </table:table>
      <text:p text:style-name="P8"><text:soft-page-break/>2. Write a class to symbolize a fraction</text:p>
      <text:p text:style-name="P8"/>
      <text:p text:style-name="P5">A fraction is made up of a numerator and denominator. Write a class with these as <text:span text:style-name="T1">attributes</text:span>. <text:s/>If you want to write a working program, you can create a new Fraction in main(), then let the user input the numerator and denominator.</text:p>
      <text:p text:style-name="P5"/>
      <text:p text:style-name="P8"/>
      <text:p text:style-name="P8">3. Program to check the user's age</text:p>
      <text:p text:style-name="P8"><text:span text:style-name="T7"/></text:p>
      <text:p text:style-name="P8"><text:span text:style-name="T7">This is a zoo program. <text:s/>We charge based on the person's age, so write a program to ask the user for their age.</text:span></text:p>
      <text:p text:style-name="P8"><text:span text:style-name="T7">Then, figure out the price based on the criteria:</text:span></text:p>
      <text:p text:style-name="P8"><text:span text:style-name="T7"/></text:p>
      <text:list xml:id="list576893892" text:style-name="L1">
        <text:list-item>
          <text:p text:style-name="P9"><text:span text:style-name="T7">Under 3 – Free</text:span></text:p>
        </text:list-item>
        <text:list-item>
          <text:p text:style-name="P9"><text:span text:style-name="T7">Under 18 - $5.99</text:span></text:p>
        </text:list-item>
        <text:list-item>
          <text:p text:style-name="P9"><text:span text:style-name="T7">Over/Equal to 18 - $8.99</text:span></text:p>
        </text:list-item>
      </text:list>
      <text:p text:style-name="P8"><text:span text:style-name="T7"/></text:p>
      <text:p text:style-name="P8"><text:span text:style-name="T7"/></text:p>
      <text:p text:style-name="P8">4. Write a looping program</text:p>
      <text:p text:style-name="P8"><text:span text:style-name="T7"/></text:p>
      <text:p text:style-name="P8"><text:span text:style-name="T7">Create a variable to hold a counter, and start it at 0. <text:s/>Using a </text:span>while<text:span text:style-name="T7"> statement, keep adding to that, and stop looping when the counter hits 100.</text:span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text-properties style:font-name="Courier New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Beginner C++, Class 2 Homework</text:p>
              <text:p text:style-name="MP1">Rachel J. Morris</text:p>
              <text:p text:style-name="MP1">racheljmorris@gmail.com</text:p>
            </table:table-cell>
            <table:table-cell table:style-name="Table1.A1" office:value-type="string">
              <text:p text:style-name="MP2"><text:page-number text:select-page="current">1</text:page-number>/<text:page-count>2</text:page-count></text:p>
              <text:p text:style-name="MP2">November 2012</text:p>
              <text:p text:style-name="MP2">GitHub.com/Moosader/CLASS-Beginner-CPP</text:p>
            </table:table-cell>
          </table:table-row>
        </table:table>
        <text:p text:style-name="Standard"/>
      </style:header>
      <style:footer>
        <text:p text:style-name="MP3">Document License – Creative Commons Attribution http://creativecommons.org/licenses/by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2M22S</meta:editing-duration>
    <meta:editing-cycles>36</meta:editing-cycles>
    <meta:generator>LibreOffice/3.5$Linux_x86 LibreOffice_project/350m1$Build-2</meta:generator>
    <dc:date>2012-11-15T09:12:33</dc:date>
    <meta:document-statistic meta:table-count="2" meta:image-count="0" meta:object-count="0" meta:page-count="2" meta:paragraph-count="33" meta:word-count="330" meta:character-count="1894" meta:non-whitespace-character-count="1590"/>
    <meta:user-defined meta:name="Info 1"/>
    <meta:user-defined meta:name="Info 2"/>
    <meta:user-defined meta:name="Info 3"/>
    <meta:user-defined meta:name="Info 4"/>
  </office:meta>
</office:document-meta>
</file>